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rael/Palestine </text:p>
      <text:p text:style-name="P1"/>
      <text:p text:style-name="P1">When I was a youth all the older ex national service men said to me that there will never be peace in the Middle East. Looks like they were right. That is correct. That was more that a opinion it was a correct understanding of the Middle Eastern situation. </text:p>
      <text:p text:style-name="P1">So how is the circle squared? If one is even to begin to understand the situation in the Middle East(ME) the concept of God cannot be left out. A secular analysis is just not sufficient or up to the task. Surely then a understanding of Judaism,Christianity and Islam is also required. And this must of necessity involve a understanding of the hermeneutics of each faith. And then how is it even possible to arrive at a “true” understanding of the confli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2-14T10:37:11.34</meta:creation-date>
    <dc:date>2024-12-14T11:01:20.32</dc:date>
    <meta:editing-duration>PT24M11S</meta:editing-duration>
    <meta:editing-cycles>2</meta:editing-cycles>
    <meta:generator>OpenOffice/4.1.15$Win32 OpenOffice.org_project/4115m2$Build-9813</meta:generator>
    <meta:document-statistic meta:table-count="0" meta:image-count="0" meta:object-count="0" meta:page-count="1" meta:paragraph-count="3" meta:word-count="131" meta:character-count="731"/>
  </office:meta>
</office:document-meta>
</file>